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unt Vernon Commercial Historic District</text:p>
      <text:p text:style-name="Standard"/>
      <text:p text:style-name="Standard"><text:tab/>The period of significance (first to last construction dates) in this district is from the late 1850s through 1913. <text:s/>This district matured during the Railroad Era, and its appearance reflects the ability to bring prefabricated building materials brought in by rail. <text:s/>A series of fires along the main street in the early 1890s led to the development of a volunteer fire department and a town water system. <text:s/>Old wooden structures were replaced with new brick (locally- and regionally-produced) ones. <text:s/>The district exhibits clear visual cohesion, an important factor in illustrating the period of significance. <text:s/>The Commercial District contains a collection of relatively unaltered late 19<text:span text:style-name="T1">th</text:span>-century commercial buildings. <text:s/>18 of the 27 structures in the 1½-block stretch contribute substantially to the district's coherent and appealing appearanc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</meta:initial-creator>
    <meta:creation-date>2012-07-27T14:02:40</meta:creation-date>
    <dc:date>2012-07-27T14:13:22</dc:date>
    <dc:creator>William </dc:creator>
    <meta:editing-duration>PT00H09M50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2" meta:word-count="132" meta:character-count="889"/>
  </office:meta>
</office:document-meta>
</file>